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wiss"/>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fo:margin-top="0in" fo:margin-bottom="0in" style:contextual-spacing="false" style:page-number="auto"/>
      <style:text-properties style:font-name="Georgia" officeooo:rsid="002d6024" officeooo:paragraph-rsid="002d6024"/>
    </style:style>
    <style:style style:name="P2" style:family="paragraph" style:parent-style-name="Standard">
      <style:paragraph-properties fo:margin-top="0in" fo:margin-bottom="0in" style:contextual-spacing="false"/>
      <style:text-properties style:font-name="Georgia" officeooo:rsid="002d6024" officeooo:paragraph-rsid="002d6024"/>
    </style:style>
    <style:style style:name="P3" style:family="paragraph" style:parent-style-name="Standard">
      <style:paragraph-properties fo:margin-top="0in" fo:margin-bottom="0in" style:contextual-spacing="false"/>
      <style:text-properties style:font-name="Georgia" officeooo:rsid="00311797" officeooo:paragraph-rsid="00311797"/>
    </style:style>
    <style:style style:name="P4" style:family="paragraph" style:parent-style-name="Standard">
      <style:paragraph-properties fo:margin-top="0in" fo:margin-bottom="0in" style:contextual-spacing="false"/>
      <style:text-properties style:font-name="Georgia" officeooo:rsid="00321331" officeooo:paragraph-rsid="00321331"/>
    </style:style>
    <style:style style:name="P5" style:family="paragraph" style:parent-style-name="Standard">
      <style:paragraph-properties fo:margin-top="0in" fo:margin-bottom="0in" style:contextual-spacing="false"/>
      <style:text-properties style:font-name="Georgia" officeooo:rsid="0032af3f" officeooo:paragraph-rsid="0032af3f"/>
    </style:style>
    <style:style style:name="P6" style:family="paragraph" style:parent-style-name="Standard">
      <style:paragraph-properties fo:margin-top="0in" fo:margin-bottom="0in" style:contextual-spacing="false"/>
      <style:text-properties style:font-name="Georgia" officeooo:rsid="00331329" officeooo:paragraph-rsid="00331329"/>
    </style:style>
    <style:style style:name="P7" style:family="paragraph" style:parent-style-name="Standard">
      <style:paragraph-properties fo:margin-top="0in" fo:margin-bottom="0in" style:contextual-spacing="false"/>
      <style:text-properties style:font-name="Georgia" officeooo:rsid="0034296a" officeooo:paragraph-rsid="0034296a"/>
    </style:style>
    <style:style style:name="P8" style:family="paragraph" style:parent-style-name="Standard">
      <style:paragraph-properties fo:margin-top="0in" fo:margin-bottom="0in" style:contextual-spacing="false"/>
      <style:text-properties style:font-name="Georgia" officeooo:rsid="0035791f" officeooo:paragraph-rsid="0035791f"/>
    </style:style>
    <style:style style:name="P9" style:family="paragraph" style:parent-style-name="Standard">
      <style:paragraph-properties fo:margin-top="0in" fo:margin-bottom="0in" style:contextual-spacing="false"/>
      <style:text-properties style:font-name="Georgia" officeooo:rsid="0036990f" officeooo:paragraph-rsid="0036990f"/>
    </style:style>
    <style:style style:name="P10" style:family="paragraph" style:parent-style-name="Standard">
      <style:paragraph-properties fo:margin-top="0in" fo:margin-bottom="0in" style:contextual-spacing="false"/>
      <style:text-properties style:font-name="Georgia" officeooo:rsid="00378021" officeooo:paragraph-rsid="00378021"/>
    </style:style>
    <style:style style:name="P11" style:family="paragraph" style:parent-style-name="Standard">
      <style:paragraph-properties fo:margin-top="0in" fo:margin-bottom="0in" style:contextual-spacing="false"/>
      <style:text-properties style:font-name="Georgia" officeooo:rsid="00396240" officeooo:paragraph-rsid="00396240"/>
    </style:style>
    <style:style style:name="P12" style:family="paragraph" style:parent-style-name="Standard">
      <style:paragraph-properties fo:margin-top="0in" fo:margin-bottom="0in" style:contextual-spacing="false"/>
      <style:text-properties style:font-name="Georgia" officeooo:rsid="003ad463" officeooo:paragraph-rsid="003ad463"/>
    </style:style>
    <style:style style:name="P13" style:family="paragraph" style:parent-style-name="Standard">
      <style:paragraph-properties fo:margin-top="0in" fo:margin-bottom="0in" style:contextual-spacing="false"/>
      <style:text-properties style:font-name="Georgia" officeooo:rsid="003ae4ed" officeooo:paragraph-rsid="003ae4ed"/>
    </style:style>
    <style:style style:name="P14" style:family="paragraph" style:parent-style-name="Standard">
      <style:paragraph-properties fo:margin-top="0in" fo:margin-bottom="0in" style:contextual-spacing="false"/>
      <style:text-properties style:font-name="Georgia" officeooo:rsid="003c89e6" officeooo:paragraph-rsid="003c89e6"/>
    </style:style>
    <style:style style:name="P15" style:family="paragraph" style:parent-style-name="Standard">
      <style:paragraph-properties fo:margin-top="0in" fo:margin-bottom="0in" style:contextual-spacing="false"/>
      <style:text-properties style:font-name="Georgia" officeooo:rsid="003d0ae1" officeooo:paragraph-rsid="003d0ae1"/>
    </style:style>
    <style:style style:name="P16" style:family="paragraph" style:parent-style-name="Standard">
      <style:paragraph-properties fo:margin-top="0in" fo:margin-bottom="0in" style:contextual-spacing="false"/>
      <style:text-properties style:font-name="Georgia" officeooo:rsid="003dbd0c" officeooo:paragraph-rsid="003dbd0c"/>
    </style:style>
    <style:style style:name="P17" style:family="paragraph" style:parent-style-name="Standard">
      <style:paragraph-properties fo:margin-top="0in" fo:margin-bottom="0in" style:contextual-spacing="false"/>
      <style:text-properties style:font-name="Georgia" officeooo:rsid="003eab4b" officeooo:paragraph-rsid="003eab4b"/>
    </style:style>
    <style:style style:name="P18" style:family="paragraph" style:parent-style-name="Standard">
      <style:paragraph-properties fo:margin-top="0in" fo:margin-bottom="0in" style:contextual-spacing="false"/>
      <style:text-properties style:font-name="Georgia" officeooo:rsid="00407d85" officeooo:paragraph-rsid="00407d85"/>
    </style:style>
    <style:style style:name="P19" style:family="paragraph" style:parent-style-name="Standard">
      <style:paragraph-properties fo:margin-top="0in" fo:margin-bottom="0in" style:contextual-spacing="false"/>
      <style:text-properties style:font-name="Georgia" officeooo:rsid="00414d96" officeooo:paragraph-rsid="00414d96"/>
    </style:style>
    <style:style style:name="P20" style:family="paragraph" style:parent-style-name="Standard">
      <style:paragraph-properties fo:margin-top="0in" fo:margin-bottom="0in" style:contextual-spacing="false"/>
      <style:text-properties style:font-name="Georgia" officeooo:rsid="004323de" officeooo:paragraph-rsid="004323de"/>
    </style:style>
    <style:style style:name="T1" style:family="text">
      <style:text-properties officeooo:rsid="002f56a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332e7a" style:font-style-asian="normal" style:font-style-complex="normal"/>
    </style:style>
    <style:style style:name="T5" style:family="text">
      <style:text-properties fo:font-style="normal" officeooo:rsid="0035791f" style:font-style-asian="normal" style:font-style-complex="normal"/>
    </style:style>
    <style:style style:name="T6" style:family="text">
      <style:text-properties fo:font-style="normal" officeooo:rsid="00360018" style:font-style-asian="normal" style:font-style-complex="normal"/>
    </style:style>
    <style:style style:name="T7" style:family="text">
      <style:text-properties fo:font-style="normal" officeooo:rsid="0036dc7f" style:font-style-asian="normal" style:font-style-complex="normal"/>
    </style:style>
    <style:style style:name="T8" style:family="text">
      <style:text-properties fo:font-style="normal" officeooo:rsid="003ad463" style:font-style-asian="normal" style:font-style-complex="normal"/>
    </style:style>
    <style:style style:name="T9" style:family="text">
      <style:text-properties fo:font-style="normal" officeooo:rsid="003ae4ed" style:font-style-asian="normal" style:font-style-complex="normal"/>
    </style:style>
    <style:style style:name="T10" style:family="text">
      <style:text-properties fo:font-style="normal" officeooo:rsid="003b5b67" style:font-style-asian="normal" style:font-style-complex="normal"/>
    </style:style>
    <style:style style:name="T11" style:family="text">
      <style:text-properties fo:font-style="normal" officeooo:rsid="003d0ae1" style:font-style-asian="normal" style:font-style-complex="normal"/>
    </style:style>
    <style:style style:name="T12" style:family="text">
      <style:text-properties fo:font-style="normal" officeooo:rsid="003eab4b" style:font-style-asian="normal" style:font-style-complex="normal"/>
    </style:style>
    <style:style style:name="T13" style:family="text">
      <style:text-properties fo:font-style="normal" officeooo:rsid="00425cae" style:font-style-asian="normal" style:font-style-complex="normal"/>
    </style:style>
    <style:style style:name="T14" style:family="text">
      <style:text-properties fo:font-style="normal" officeooo:rsid="0042ef99" style:font-style-asian="normal" style:font-style-complex="normal"/>
    </style:style>
    <style:style style:name="T15" style:family="text">
      <style:text-properties fo:font-style="normal" officeooo:rsid="0044d9e4"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lph stepped from the curb and began crossing the street just as a bus swerved out of the way to avoid hitting him. He stopped walking and took a quick step back. “That was close.” Ralph said. “Too close.”</text:p>
      <text:p text:style-name="P2"/>
      <text:p text:style-name="P2">“Watch where you’re walking!” The bus driver yelled out his window.</text:p>
      <text:p text:style-name="P2"/>
      <text:p text:style-name="P2">“Watch yourself!” Ralph yelled back at the driver <text:span text:style-name="T1">as the bus drove away</text:span>. “You could have killed me!” He flipped the driver off.</text:p>
      <text:p text:style-name="P2"/>
      <text:p text:style-name="P3">Crossing the rest of the way, Ralph walked into the mental institute. As he approached the main desk, he smiled at the nurse who was manning it.</text:p>
      <text:p text:style-name="P3"/>
      <text:p text:style-name="P3">“Morning Glinda.” Ralph said.</text:p>
      <text:p text:style-name="P3"/>
      <text:p text:style-name="P3">Glinda smiled in return. “Good morning Doctor Ralph, ready for another exciting day with your favorite patients?”</text:p>
      <text:p text:style-name="P3"/>
      <text:p text:style-name="P3">Ralph laughed. “Of course.”</text:p>
      <text:p text:style-name="P3"/>
      <text:p text:style-name="P4">Glinda handed several files over to Ralph. “Good, here are your morning cases. There’s more after lunch, so make sure you get something to eat before you see them.”</text:p>
      <text:p text:style-name="P4"/>
      <text:p text:style-name="P5">Ralph shuffled through the cases for a moment, it was the typical intake forms. He typically saw such cases on a daily basis. They weren’t surprising in any way. Just people who needed to see the doctor and hopefully get better after being put on medications.</text:p>
      <text:p text:style-name="P5"/>
      <text:p text:style-name="P6"><text:soft-page-break/>Ralph paused on one file in particular. “Ben.” He whispered. “What are <text:span text:style-name="T2">you</text:span><text:span text:style-name="T3"> doing in this pile of rugrats?” </text:span><text:span text:style-name="T4">He whistled as he read. “Didn’t know that about you my friend…” His voice trailed off.</text:span></text:p>
      <text:p text:style-name="P6"><text:span text:style-name="T4"/></text:p>
      <text:p text:style-name="P7"><text:span text:style-name="T4">A</text:span><text:span text:style-name="T3">n hour later, Ralph sat across from Ben. Ben was wearing a straight jacket. Ralph frowned at the sight. To his knowledge Ben didn’t need to be in such a contraption. Walking towards Ben, Ralph began loosening the straps on the jacket.</text:span></text:p>
      <text:p text:style-name="P7"><text:span text:style-name="T3"/></text:p>
      <text:p text:style-name="P7"><text:span text:style-name="T3">“You don’t want to do that.” Ben warned. “When people help me, they get hurt.”</text:span></text:p>
      <text:p text:style-name="P7"><text:span text:style-name="T3"/></text:p>
      <text:p text:style-name="P7"><text:span text:style-name="T3">Ralph ignored the advice. “Don’t worry Ben, you’re safe here. I promise.” </text:span><text:span text:style-name="T5">He held out a hand. “Trust me.”</text:span></text:p>
      <text:p text:style-name="P7"><text:span text:style-name="T5"/></text:p>
      <text:p text:style-name="P8"><text:span text:style-name="T3">Ben shook his head. “I can’t trust anyone. Especially doctors like you.” </text:span><text:span text:style-name="T6">He laughed. “No thanks.”</text:span></text:p>
      <text:p text:style-name="P8"><text:span text:style-name="T6"/></text:p>
      <text:p text:style-name="P9"><text:span text:style-name="T6">R</text:span><text:span text:style-name="T3">alph dropped his hand. “Right.” He said. “Look, I’m here to help. We can get you through this, whatever this is we can do it. Together.”</text:span></text:p>
      <text:p text:style-name="P9"><text:span text:style-name="T3"/></text:p>
      <text:p text:style-name="P9"><text:span text:style-name="T3">Ben rolled his eyes. “Lies I’ve heard from other doctors. Lies I’ve heard from you before too. It’s all just lies.” </text:span><text:span text:style-name="T7">He waved his hands in the air. “Lies and more lies, it won’t change ... ever.”</text:span></text:p>
      <text:p text:style-name="P9"><text:span text:style-name="T7"/></text:p>
      <text:p text:style-name="P10"><text:span text:style-name="T7">R</text:span><text:span text:style-name="T3">alph tried to smile but couldn’t do so. He was worried about Ben on more than one level. It was more than a professional concern, it was personal. Ralph had promised Bens’ parents he would look out for him and felt like he was failing all around.</text:span></text:p>
      <text:p text:style-name="P10"><text:soft-page-break/><text:span text:style-name="T3"/></text:p>
      <text:p text:style-name="P11"><text:span text:style-name="T3">Ever since Ralph was introduced to Ben, he had worried about him. There was something off about the kid. All the medication in the world wouldn’t be able to “fix” him. Ralph knew this, which is why he felt therapy might do some good.</text:span></text:p>
      <text:p text:style-name="P11"><text:span text:style-name="T3"><text:s/></text:span></text:p>
      <text:p text:style-name="P11"><text:span text:style-name="T3">“</text:span><text:span text:style-name="T8">How are the voices these days?” Ralph asked. “You still hearing them?”</text:span></text:p>
      <text:p text:style-name="P11"><text:span text:style-name="T8"/></text:p>
      <text:p text:style-name="P12"><text:span text:style-name="T3">Ben tapped the side of his head. “All day, every day. Life wouldn’t be the same without them.” He smiled. “Sometimes I think I’d be lost without them hanging around. Hey at least I’m never alone.” </text:span><text:span text:style-name="T9">Ben chuckled at his own joke.</text:span></text:p>
      <text:p text:style-name="P12"><text:span text:style-name="T9"/></text:p>
      <text:p text:style-name="P13"><text:span text:style-name="T3">Ralph wished he could chuckle along with Ben, but it was a very serious thing he was admitting to. </text:span><text:span text:style-name="T10">Voices had a tendency to mess with a person’s mind. Telling them to do things they don’t want to do. It can be a very dangerous place to be in.</text:span></text:p>
      <text:p text:style-name="P13"><text:span text:style-name="T10"/></text:p>
      <text:p text:style-name="P14"><text:span text:style-name="T10">B</text:span><text:span text:style-name="T3">en dropped the smile. “You’ll never know what it’s like inside my head man. You’ll never know.” He tapped his head again. “</text:span><text:span text:style-name="T11">And that’s something I have to accept, that I hear things that no one else hears. It’s torture man, it’s something I have to deal with daily and I hate it.” He paused. “If you can do anything about that, I’d like to see you try.”</text:span></text:p>
      <text:p text:style-name="P14"><text:span text:style-name="T11"/></text:p>
      <text:p text:style-name="P15"><text:span text:style-name="T3">Ralph frowned. He could throw medication at it, but that wasn’t about to fix anything. Talking about it might help in the long run, but then again it wouldn’t fix anything. Not the way Ben wanted to be fixed.</text:span></text:p>
      <text:p text:style-name="P15"><text:span text:style-name="T3"/></text:p>
      <text:p text:style-name="P16"><text:soft-page-break/><text:span text:style-name="T3">Ben wanted to feel normal again. Before the voices started manifesting themselves, he was just an ordinary kid doing what ordinary kids do. Playing games, watching TV, trying out for football practice. He even had a girlfriend. But then the voices came and changed everything that he knew to be his life.</text:span></text:p>
      <text:p text:style-name="P16"><text:span text:style-name="T3"/></text:p>
      <text:p text:style-name="P16"><text:span text:style-name="T3">“</text:span><text:span text:style-name="T12">I think we can try some new techniques.” Ralph said. “Something that hasn’t been tried before.”</text:span></text:p>
      <text:p text:style-name="P16"><text:span text:style-name="T12"/></text:p>
      <text:p text:style-name="P17"><text:span text:style-name="T3">Ben leaned back in his chair and frowned. “No more medication. No electroshock therapy man. I can’t go through that again.”</text:span></text:p>
      <text:p text:style-name="P17"><text:span text:style-name="T3"/></text:p>
      <text:p text:style-name="P18"><text:span text:style-name="T3">Ralph nodded his head. He had read over the … for lack of better words experiments previous doctors had done to Ben. They weren’t fair and were inhumane by today’s standards.</text:span></text:p>
      <text:p text:style-name="P18"><text:span text:style-name="T3"/></text:p>
      <text:p text:style-name="P19"><text:span text:style-name="T3">Ben felt his thoughts were irrational at times, but he also knew they were very real to him. No one could take that away from him, they were a part of him. They were him. </text:span><text:span text:style-name="T13">But the problem with that line of thinking was, Ben’s illness didn’t define him. He didn’t want it to define him. </text:span><text:span text:style-name="T14">To do so wouldn’t be fair to Ben.</text:span></text:p>
      <text:p text:style-name="P19"><text:span text:style-name="T14"/></text:p>
      <text:p text:style-name="P20"><text:span text:style-name="T14">R</text:span><text:span text:style-name="T3">alph knew this. He had trained for such problems when dealing with troubled kids. It was his mission to hopefully help them out and change their perspective on life.</text:span></text:p>
      <text:p text:style-name="P20"><text:span text:style-name="T3"/></text:p>
      <text:p text:style-name="P20"><text:span text:style-name="T3">“</text:span><text:span text:style-name="T15">We aren’t going to do any of those things Ben.” Ralph reassured him. “I promi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wiss"/>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 style:font-family-complex="Mangal" style:font-family-generic-complex="swiss"/>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10-22T16:39:00</meta:creation-date>
    <meta:initial-creator>kyle</meta:initial-creator>
    <dc:language>en-US</dc:language>
    <dc:date>2026-04-05T21:45:27.227537472</dc:date>
    <meta:editing-cycles>63</meta:editing-cycles>
    <meta:editing-duration>PT6H12M43S</meta:editing-duration>
    <meta:generator>LibreOffice/24.2.7.2$Linux_X86_64 LibreOffice_project/420$Build-2</meta:generator>
    <meta:document-statistic meta:table-count="0" meta:image-count="0" meta:object-count="0" meta:page-count="4" meta:paragraph-count="31" meta:word-count="919" meta:character-count="5019" meta:non-whitespace-character-count="4129"/>
    <meta:template xlink:type="simple" xlink:actuate="onRequest" xlink:title="Normal.dotm" xlink:href=""/>
  </office:meta>
</office:document-meta>
</file>